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0in" fo:margin-right="0in" fo:text-indent="0in" style:auto-text-indent="false"/>
      <style:text-properties fo:color="#c0c0c0" fo:font-size="12pt" fo:language="en" fo:country="GB" style:font-size-asian="12pt" style:font-size-complex="12pt"/>
    </style:style>
    <style:style style:name="P2" style:family="paragraph" style:parent-style-name="Standard_20__28_user_29_" style:list-style-name="">
      <style:paragraph-properties fo:margin-left="0in" fo:margin-right="0in" fo:text-indent="0in" style:auto-text-indent="false"/>
      <style:text-properties fo:color="#c0c0c0" fo:font-size="12pt" fo:language="en" fo:country="GB" style:font-size-asian="12pt" style:font-size-complex="12pt"/>
    </style:style>
    <style:style style:name="P3" style:family="paragraph" style:parent-style-name="Standard_20__28_user_29_" style:list-style-name="">
      <style:paragraph-properties fo:margin-left="0in" fo:margin-right="0in" fo:text-indent="0in" style:auto-text-indent="false"/>
    </style:style>
    <style:style style:name="P4" style:family="paragraph" style:parent-style-name="Standard_20__28_user_29_">
      <style:paragraph-properties fo:margin-left="0in" fo:margin-right="0in" fo:text-align="justify" style:justify-single-word="false" fo:text-indent="0in" style:auto-text-indent="false"/>
    </style:style>
    <style:style style:name="P5" style:family="paragraph" style:parent-style-name="Standard_20__28_user_29_">
      <style:paragraph-properties fo:margin-left="0in" fo:margin-right="0in" fo:text-align="justify" style:justify-single-word="false" fo:text-indent="0in" style:auto-text-indent="false"/>
      <style:text-properties officeooo:paragraph-rsid="00157ddc"/>
    </style:style>
    <style:style style:name="P6" style:family="paragraph" style:parent-style-name="Standard_20__28_user_29_" style:list-style-name="">
      <style:paragraph-properties fo:margin-left="0in" fo:margin-right="0in" fo:text-indent="0in" style:auto-text-indent="false"/>
      <style:text-properties fo:font-size="14pt" fo:language="en" fo:country="GB" fo:font-weight="bold" style:font-size-asian="14pt" style:font-weight-asian="bold" style:font-size-complex="14pt"/>
    </style:style>
    <style:style style:name="P7" style:family="paragraph" style:parent-style-name="Standard_20__28_user_29_" style:master-page-name="Standard">
      <style:paragraph-properties fo:margin-left="0in" fo:margin-right="0in" fo:text-indent="0in" style:auto-text-indent="false" style:page-number="auto"/>
    </style:style>
    <style:style style:name="P8" style:family="paragraph" style:parent-style-name="Standard_20__28_user_29_">
      <style:paragraph-properties fo:margin-left="0in" fo:margin-right="-0.0992in" fo:text-indent="0in" style:auto-text-indent="false"/>
    </style:style>
    <style:style style:name="T1" style:family="text">
      <style:text-properties fo:font-size="14pt" fo:language="en" fo:country="GB" fo:font-weight="bold" style:font-size-asian="14pt" style:font-weight-asian="bold" style:font-size-complex="14pt"/>
    </style:style>
    <style:style style:name="T2" style:family="text">
      <style:text-properties fo:font-size="12pt" fo:language="en" fo:country="GB" fo:font-style="italic" style:font-size-asian="12pt" style:font-style-asian="italic" style:font-size-complex="12pt"/>
    </style:style>
    <style:style style:name="T3" style:family="text">
      <style:text-properties fo:font-size="12pt" fo:language="en" fo:country="GB" fo:font-style="italic" officeooo:rsid="0017bbca" style:font-size-asian="12pt" style:font-style-asian="italic" style:font-size-complex="12pt"/>
    </style:style>
    <style:style style:name="T4" style:family="text">
      <style:text-properties fo:font-size="12pt" fo:language="en" fo:country="GB" style:font-size-asian="12pt" style:font-size-complex="12pt"/>
    </style:style>
    <style:style style:name="T5" style:family="text">
      <style:text-properties fo:font-size="12pt" fo:language="en" fo:country="GB" officeooo:rsid="00157ddc" style:font-size-asian="12pt" style:font-size-complex="12pt"/>
    </style:style>
    <style:style style:name="T6" style:family="text">
      <style:text-properties fo:font-size="12pt" fo:language="en" fo:country="GB" officeooo:rsid="00158d1a" style:font-size-asian="12pt" style:font-size-complex="12pt"/>
    </style:style>
    <style:style style:name="T7" style:family="text">
      <style:text-properties fo:font-size="12pt" fo:language="en" fo:country="GB" officeooo:rsid="0015cb26" style:font-size-asian="12pt" style:font-size-complex="12pt"/>
    </style:style>
    <style:style style:name="T8" style:family="text">
      <style:text-properties style:text-position="super 58%" fo:font-size="12pt" fo:language="en" fo:country="GB" fo:font-style="italic" style:font-size-asian="12pt" style:font-style-asian="italic" style:font-size-complex="12pt"/>
    </style:style>
    <style:style style:name="T9" style:family="text">
      <style:text-properties fo:color="#000000" fo:font-size="12pt" fo:language="en" fo:country="GB" fo:font-style="italic" style:font-size-asian="12pt" style:font-style-asian="italic" style:font-size-complex="12pt"/>
    </style:style>
    <style:style style:name="T10" style:family="text">
      <style:text-properties fo:color="#000000" fo:font-size="12pt" fo:language="en" fo:country="GB" style:font-size-asian="12pt" style:font-size-complex="12pt"/>
    </style:style>
    <style:style style:name="T11" style:family="text">
      <style:text-properties fo:color="#000000" style:text-position="super 58%" fo:font-size="12pt" fo:language="en" fo:country="GB" fo:font-style="italic" style:font-size-asian="12pt" style:font-style-asian="italic"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sting different genomic selection scenarios in a small cattle population by simulation</text:span></text:p>
      <text:p text:style-name="P1"/>
      <text:h text:style-name="P3" text:outline-level="1"><text:span text:style-name="T2">J. Obšteter</text:span><text:span text:style-name="T8">1*</text:span><text:span text:style-name="T2">, J. J</text:span><text:span text:style-name="T9">enko</text:span><text:span text:style-name="T11">2</text:span><text:span text:style-name="T10">, </text:span><text:span text:style-name="T9">J. M. Hickey</text:span><text:span text:style-name="T11">2</text:span><text:span text:style-name="T10"> &amp; </text:span><text:span text:style-name="T9">G. Gorjanc</text:span><text:span text:style-name="T11">2</text:span></text:h>
      <text:p text:style-name="P1"/>
      <text:p text:style-name="P8"><text:span text:style-name="T8">1 </text:span><text:span text:style-name="T2">Agricultural Institute of Slovenia, Department of Animal Science, Hacquetova ulica 17, 1000 Ljubljana, Slovenia</text:span></text:p>
      <text:h text:style-name="P3" text:outline-level="1"><text:span text:style-name="T8">2 </text:span><text:span text:style-name="T2">The Roslin Institute and Royal (Dick) School of Veterinary Studies, The University of Edinburgh, Easter Bush, Midlothian, EH259RG, United Kingdom</text:span></text:h>
      <text:h text:style-name="P3" text:outline-level="1"><text:span text:style-name="T2">*</text:span><text:span text:style-name="T3">presenting author</text:span></text:h>
      <text:h text:style-name="P3" text:outline-level="1"/>
      <text:h text:style-name="P2" text:outline-level="1"/>
      <text:p text:style-name="P5"><text:span text:style-name="T4">Genomic selection increas</text:span><text:span text:style-name="T6">es</text:span><text:span text:style-name="T4"> genetic gain by reducing generation interval and increasing accuracy of selection. However, success of selection depends also on the extent and strategy of using genomic information in the breeding program. The </text:span><text:span text:style-name="T5">questions relate to</text:span><text:span text:style-name="T4"> how many and which animals to genotype and in what extent to use the genomic information. We developed a simulator of realistic cattle population with overlapping generations and selection. We tested five sire selection scenarios including conventional and four genomic selection scenarios that differed in the criterion for sire selection (progeny / genomic testing). All five scenarios were tested within three sire use strategies differing in the number of sires selected per year and years kept in use. Scenarios were compared by genetic gain and efficiency of selection. The latter was defined as conversion of genetic variance into genetic gain. In all sire use strategies the increasing use of genomics increased the genetic gain. Using genomic information for pre-selection of calves for progeny testing increased genetic gain between 35% and 46% and using genomic information for the immediate selection of sires increased the gain up to 123% compared to the conventional scenario. These results were in line with the reduced generation interval. In the original sire use strategy (five bulls selected each year and used for five years) the conventional scenario was the least efficient and the complete genomic selection scenario was not the most efficient. </text:span><text:span text:style-name="T5">Despite higher genetic gain, i</text:span><text:span text:style-name="T4">ncreasing intensity of selection (only one bull </text:span><text:span text:style-name="T6">selected</text:span><text:span text:style-name="T4"> each year </text:span><text:span text:style-name="T6">and used for five years</text:span><text:span text:style-name="T4">) decreased the efficiency of selection due to larger loss in genetic variance. <text:s/></text:span><text:span text:style-name="T5">R</text:span><text:span text:style-name="T4">educing the generation interval even further (replacing all </text:span><text:span text:style-name="T5">five </text:span><text:span text:style-name="T4">bulls every year) </text:span><text:span text:style-name="T5">remedied the low efficiencies - </text:span><text:span text:style-name="T7">but</text:span><text:span text:style-name="T5"> they were still decreased compared to the original strategy due to a</text:span><text:span text:style-name="T4"> lower accuracy of prediction. The developed simulator will be used as a modelling tool for answering further questions regarding genomic selection in specific populations.</text:span></text:p>
      <text:p text:style-name="P4"/>
      <text:h text:style-name="P6" text:outline-level="1"/>
      <text:h text:style-name="P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margin-left="0in" fo:margin-right="0in" fo:text-align="start" style:justify-single-word="false" fo:orphans="2" fo:widows="2" fo:text-indent="0.5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language-complex="ar" style:country-complex="SA"/>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8-02-26T21:50:00</meta:creation-date>
    <dc:date>2018-02-27T12:43:20.801875734</dc:date>
    <meta:editing-duration>PT11M57S</meta:editing-duration>
    <meta:generator>LibreOffice/5.1.6.2$Linux_X86_64 LibreOffice_project/10m0$Build-2</meta:generator>
    <meta:document-statistic meta:table-count="0" meta:image-count="0" meta:object-count="0" meta:page-count="1" meta:paragraph-count="6" meta:word-count="378" meta:character-count="2507" meta:non-whitespace-character-count="21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